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 style:list-style-name="L1"/>
    <style:style style:name="T1" style:family="text">
      <style:text-properties fo:language="ru" fo:country="RU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«Американски<text:span text:style-name="T1">е</text:span> горок» </text:p>
      <text:p text:style-name="P2"><text:span text:style-name="T1">Иванков Юрий</text:span>, I-22 </text:p>
      <text:p text:style-name="Standard"/>
      <text:p text:style-name="Standard">Физический мир «Американский горок» состоит из: </text:p>
      <text:list xml:id="list8640457078801097711" text:style-name="L1">
        <text:list-item>
          <text:p text:style-name="P3">Модель объекта, который движется по «американским горкам</text:p>
        </text:list-item>
        <text:list-item>
          <text:p text:style-name="P3">Координаты объекта через координаты точки на кривой на данный момент: где <text:s text:c="2"/>координаты точки на кривой, длина и высота объекта, угол поворота объекта. </text:p>
        </text:list-item>
        <text:list-item>
          <text:p text:style-name="P3"><text:s/>Поворот объекта объекта вычисляется через точку на кривой (на которой находится объекта на данный момент) и соседней точкой на этой кривой<text:span text:style-name="T1">.</text:span></text:p>
        </text:list-item>
        <text:list-item>
          <text:p text:style-name="P3">Скорость объекта определяет местонахождение объекта на прямой в следующий шаг и изменяется по формуле </text:p>
        </text:list-item>
        <text:list-item>
          <text:p text:style-name="P3">Если следующая точка по оси <text:s text:c="2"/>будет выше чем предыдущая, то тогда ускорение <text:s text:c="5"/></text:p>
        </text:list-item>
        <text:list-item>
          <text:p text:style-name="P3">Если следующая точка по оси <text:s text:c="2"/>будет ниже чем предыдущая, то тогда ускорение <text:s text:c="4"/></text:p>
        </text:list-item>
        <text:list-item>
          <text:p text:style-name="P3">В другом случае ускорение будет нулевое <text:s text:c="5"/></text:p>
        </text:list-item>
      </text:list>
      <text:p text:style-name="Standard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1M50S</meta:editing-duration>
    <meta:editing-cycles>3</meta:editing-cycles>
    <meta:generator>OpenOffice/4.1.1$Win32 OpenOffice.org_project/411m6$Build-9775</meta:generator>
    <dc:date>2015-12-24T12:41:40.08</dc:date>
    <meta:document-statistic meta:table-count="0" meta:image-count="0" meta:object-count="0" meta:page-count="1" meta:paragraph-count="11" meta:word-count="112" meta:character-count="760"/>
    <meta:user-defined meta:name="Info 1"/>
    <meta:user-defined meta:name="Info 2"/>
    <meta:user-defined meta:name="Info 3"/>
    <meta:user-defined meta:name="Info 4"/>
  </office:meta>
</office:document-meta>
</file>